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999999" draw:fill-color="#999999" draw:textarea-horizontal-align="justify" draw:textarea-vertical-align="middle" draw:auto-grow-height="false" fo:min-height="0.458cm" fo:min-width="0.20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64cm"/>
      <style:paragraph-properties style:writing-mode="lr-tb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9.25cm" fo:min-width="16.5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9.75cm" fo:min-width="17.5cm"/>
    </style:style>
    <style:style style:name="gr10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middle" draw:auto-grow-height="false" fo:min-height="1.838cm" fo:min-width="3.7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-color="#999999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style:text-overline-style="solid" style:text-overline-width="auto" style:text-overline-color="font-color"/>
    </style:style>
    <style:style style:name="P10" style:family="paragraph">
      <loext:graphic-properties draw:fill-color="#999999"/>
      <style:paragraph-properties fo:text-align="center" style:writing-mode="lr-tb"/>
      <style:text-properties style:text-overline-style="solid" style:text-overline-width="auto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8cm" svg:y1="7cm" svg:x2="11cm" svg:y2="7cm">
          <text:p text:style-name="P1">C operator</text:p>
          <text:p text:style-name="P1"/>
        </draw:line>
        <draw:custom-shape draw:style-name="gr2" draw:text-style-name="P3" draw:layer="layout" svg:width="1cm" svg:height="1cm" svg:x="3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5cm" svg:y1="15cm" svg:x2="3.5cm" svg:y2="14cm">
          <text:p/>
        </draw:line>
        <draw:frame draw:style-name="gr4" draw:text-style-name="P5" draw:layer="layout" svg:width="5.3cm" svg:height="1cm" svg:x="4cm" svg:y="14cm">
          <draw:text-box>
            <text:p>= spin ½ deeltje</text:p>
          </draw:text-box>
        </draw:frame>
        <draw:custom-shape draw:style-name="gr2" draw:text-style-name="P3" draw:layer="measurelines" svg:width="1cm" svg:height="1cm" svg:x="2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2.5cm" svg:y1="17cm" svg:x2="2.5cm" svg:y2="16cm">
          <text:p/>
        </draw:line>
        <draw:custom-shape draw:style-name="gr2" draw:text-style-name="P3" draw:layer="measurelines" svg:width="1cm" svg:height="1cm" svg:x="3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3.5cm" svg:y1="17cm" svg:x2="3.5cm" svg:y2="16cm">
          <text:p/>
        </draw:line>
        <draw:custom-shape draw:style-name="gr2" draw:text-style-name="P3" draw:layer="measurelines" svg:width="1cm" svg:height="1cm" draw:transform="rotate (-3.14159265358979) translate (4cm 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3.5cm" svg:y1="18cm" svg:x2="3.5cm" svg:y2="19cm">
          <text:p/>
        </draw:line>
        <draw:custom-shape draw:style-name="gr2" draw:text-style-name="P3" draw:layer="measurelines" svg:width="1cm" svg:height="1cm" svg:x="2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2.5cm" svg:y1="19cm" svg:x2="2.5cm" svg:y2="18cm">
          <text:p/>
        </draw:line>
        <draw:frame draw:style-name="gr5" draw:text-style-name="P6" draw:layer="measurelines" svg:width="1cm" svg:height="1cm" svg:x="4cm" svg:y="18cm">
          <draw:text-box>
            <text:p text:style-name="P1">+</text:p>
          </draw:text-box>
        </draw:frame>
        <draw:custom-shape draw:style-name="gr2" draw:text-style-name="P3" draw:layer="measurelines" svg:width="1cm" svg:height="1cm" svg:x="6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6.5cm" svg:y1="19cm" svg:x2="6.5cm" svg:y2="18cm">
          <text:p/>
        </draw:line>
        <draw:custom-shape draw:style-name="gr2" draw:text-style-name="P3" draw:layer="measurelines" svg:width="1cm" svg:height="1cm" draw:transform="rotate (-3.14159265358979) translate (6cm 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5.5cm" svg:y1="18cm" svg:x2="5.5cm" svg:y2="19cm">
          <text:p/>
        </draw:line>
        <draw:custom-shape draw:style-name="gr2" draw:text-style-name="P3" draw:layer="measurelines" svg:width="1cm" svg:height="1cm" draw:transform="rotate (-3.14159265358979) translate (3cm 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2.5cm" svg:y1="22cm" svg:x2="2.5cm" svg:y2="23cm">
          <text:p/>
        </draw:line>
        <draw:custom-shape draw:style-name="gr2" draw:text-style-name="P3" draw:layer="measurelines" svg:width="1cm" svg:height="1cm" draw:transform="rotate (-3.14159265358979) translate (4cm 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3.5cm" svg:y1="22cm" svg:x2="3.5cm" svg:y2="23cm">
          <text:p/>
        </draw:line>
        <draw:custom-shape draw:style-name="gr2" draw:text-style-name="P3" draw:layer="measurelines" svg:width="1cm" svg:height="1cm" draw:transform="rotate (-3.14159265358979) translate (4cm 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3.5cm" svg:y1="20cm" svg:x2="3.5cm" svg:y2="21cm">
          <text:p/>
        </draw:line>
        <draw:custom-shape draw:style-name="gr2" draw:text-style-name="P3" draw:layer="measurelines" svg:width="1cm" svg:height="1cm" svg:x="2cm" svg:y="2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2.5cm" svg:y1="21cm" svg:x2="2.5cm" svg:y2="20cm">
          <text:p/>
        </draw:line>
        <draw:frame draw:style-name="gr5" draw:text-style-name="P6" draw:layer="measurelines" svg:width="1cm" svg:height="1cm" svg:x="4cm" svg:y="20cm">
          <draw:text-box>
            <text:p text:style-name="P1">-</text:p>
          </draw:text-box>
        </draw:frame>
        <draw:custom-shape draw:style-name="gr2" draw:text-style-name="P3" draw:layer="measurelines" svg:width="1cm" svg:height="1cm" svg:x="6cm" svg:y="2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6.5cm" svg:y1="21cm" svg:x2="6.5cm" svg:y2="20cm">
          <text:p/>
        </draw:line>
        <draw:custom-shape draw:style-name="gr2" draw:text-style-name="P3" draw:layer="measurelines" svg:width="1cm" svg:height="1cm" draw:transform="rotate (-3.14159265358979) translate (6cm 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measurelines" svg:x1="5.5cm" svg:y1="20cm" svg:x2="5.5cm" svg:y2="21cm">
          <text:p/>
        </draw:line>
        <draw:line draw:style-name="gr6" draw:text-style-name="P4" draw:layer="measurelines" svg:x1="7.5cm" svg:y1="16cm" svg:x2="7.5cm" svg:y2="23cm">
          <text:p/>
        </draw:line>
        <draw:frame draw:style-name="gr5" draw:text-style-name="P6" draw:layer="measurelines" svg:width="5cm" svg:height="1cm" svg:x="2cm" svg:y="15cm">
          <draw:text-box>
            <text:p text:style-name="P1">Combinaties</text:p>
          </draw:text-box>
        </draw:frame>
        <draw:frame draw:style-name="gr5" draw:text-style-name="P6" draw:layer="measurelines" svg:width="5cm" svg:height="1cm" svg:x="8cm" svg:y="15cm">
          <draw:text-box>
            <text:p text:style-name="P1">Totale spin S</text:p>
          </draw:text-box>
        </draw:frame>
        <draw:frame draw:style-name="gr7" draw:text-style-name="P6" draw:layer="measurelines" svg:width="5.3cm" svg:height="1.114cm" svg:x="14cm" svg:y="15cm">
          <draw:text-box>
            <text:p text:style-name="P1">Z component S<text:span text:style-name="T1">3</text:span></text:p>
          </draw:text-box>
        </draw:frame>
        <draw:line draw:style-name="gr6" draw:text-style-name="P4" draw:layer="measurelines" svg:x1="13.5cm" svg:y1="16cm" svg:x2="13.5cm" svg:y2="23cm">
          <text:p/>
        </draw:line>
        <draw:frame draw:style-name="gr5" draw:text-style-name="P6" draw:layer="measurelines" svg:width="1cm" svg:height="1cm" svg:x="10cm" svg:y="16cm">
          <draw:text-box>
            <text:p text:style-name="P1">1</text:p>
          </draw:text-box>
        </draw:frame>
        <draw:frame draw:style-name="gr5" draw:text-style-name="P6" draw:layer="measurelines" svg:width="1cm" svg:height="1cm" svg:x="10cm" svg:y="18cm">
          <draw:text-box>
            <text:p text:style-name="P1">1</text:p>
          </draw:text-box>
        </draw:frame>
        <draw:frame draw:style-name="gr5" draw:text-style-name="P6" draw:layer="measurelines" svg:width="1cm" svg:height="1cm" svg:x="10cm" svg:y="22cm">
          <draw:text-box>
            <text:p text:style-name="P1">1</text:p>
          </draw:text-box>
        </draw:frame>
        <draw:frame draw:style-name="gr5" draw:text-style-name="P6" draw:layer="measurelines" svg:width="1cm" svg:height="1cm" svg:x="10cm" svg:y="20cm">
          <draw:text-box>
            <text:p text:style-name="P1">0</text:p>
          </draw:text-box>
        </draw:frame>
        <draw:frame draw:style-name="gr5" draw:text-style-name="P6" draw:layer="measurelines" svg:width="3cm" svg:height="1cm" svg:x="15cm" svg:y="16cm">
          <draw:text-box>
            <text:p text:style-name="P1">+1</text:p>
          </draw:text-box>
        </draw:frame>
        <draw:frame draw:style-name="gr5" draw:text-style-name="P6" draw:layer="measurelines" svg:width="3cm" svg:height="1cm" svg:x="15cm" svg:y="22cm">
          <draw:text-box>
            <text:p text:style-name="P1">-1</text:p>
          </draw:text-box>
        </draw:frame>
        <draw:frame draw:style-name="gr5" draw:text-style-name="P6" draw:layer="measurelines" svg:width="1cm" svg:height="1cm" svg:x="16cm" svg:y="18cm">
          <draw:text-box>
            <text:p text:style-name="P1">0</text:p>
          </draw:text-box>
        </draw:frame>
        <draw:frame draw:style-name="gr5" draw:text-style-name="P6" draw:layer="measurelines" svg:width="1cm" svg:height="1cm" svg:x="16cm" svg:y="20cm">
          <draw:text-box>
            <text:p text:style-name="P1">0</text:p>
          </draw:text-box>
        </draw:frame>
        <draw:custom-shape draw:style-name="gr8" draw:text-style-name="P7" draw:layer="measurelines" svg:width="17cm" svg:height="9.5cm" svg:x="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measurelines" svg:width="18cm" svg:height="10cm" svg:x="1.5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cm" svg:height="3cm" svg:x="1.5cm" svg:y="3cm">
          <text:p text:style-name="P1">S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114cm" svg:x="3.7cm" svg:y="1.943cm">
          <draw:text-box>
            <text:p text:style-name="P1"><text:span text:style-name="T2">π</text:span><text:span text:style-name="T1">1</text:span><text:span text:style-name="T3">0</text:span></text:p>
          </draw:text-box>
        </draw:frame>
        <draw:custom-shape draw:style-name="gr2" draw:text-style-name="P3" draw:layer="layout" svg:width="1cm" svg:height="1cm" svg:x="2.5cm" svg:y="4cm">
          <text:p text:style-name="P8">u/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draw:layer="layout" svg:width="1cm" svg:height="1cm" svg:x="5.5cm" svg:y="4cm">
          <text:p text:style-name="P9"><text:span text:style-name="T4">u</text:span><text:span text:style-name="T5">/</text:span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6cm" svg:height="3cm" svg:x="1.5cm" svg:y="8cm">
          <text:p text:style-name="P1">S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114cm" svg:x="3.7cm" svg:y="7cm">
          <draw:text-box>
            <text:p text:style-name="P1"><text:span text:style-name="T2">π</text:span><text:span text:style-name="T1">2</text:span><text:span text:style-name="T3">0</text:span></text:p>
          </draw:text-box>
        </draw:frame>
        <draw:custom-shape draw:style-name="gr2" draw:text-style-name="P3" draw:layer="layout" svg:width="1cm" svg:height="1cm" svg:x="5.5cm" svg:y="9cm">
          <text:p text:style-name="P8">u/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draw:layer="layout" svg:width="1cm" svg:height="1cm" svg:x="2.5cm" svg:y="9cm">
          <text:p text:style-name="P9"><text:span text:style-name="T4">u</text:span><text:span text:style-name="T5">/</text:span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6cm" svg:height="3cm" svg:x="11.5cm" svg:y="3cm">
          <text:p text:style-name="P1">S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114cm" svg:x="13.7cm" svg:y="1.943cm">
          <draw:text-box>
            <text:p text:style-name="P1"><text:span text:style-name="T2">π</text:span><text:span text:style-name="T1">2</text:span><text:span text:style-name="T3">0</text:span></text:p>
          </draw:text-box>
        </draw:frame>
        <draw:custom-shape draw:style-name="gr2" draw:text-style-name="P3" draw:layer="layout" svg:width="1cm" svg:height="1cm" svg:x="15.5cm" svg:y="4cm">
          <text:p text:style-name="P8">u/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draw:layer="layout" svg:width="1cm" svg:height="1cm" svg:x="12.5cm" svg:y="4cm">
          <text:p text:style-name="P9"><text:span text:style-name="T4">u</text:span><text:span text:style-name="T5">/</text:span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6cm" svg:height="3cm" svg:x="11.5cm" svg:y="8cm">
          <text:p text:style-name="P1">S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114cm" svg:x="13.7cm" svg:y="6.943cm">
          <draw:text-box>
            <text:p text:style-name="P1"><text:span text:style-name="T2">π</text:span><text:span text:style-name="T1">1</text:span><text:span text:style-name="T3">0</text:span></text:p>
          </draw:text-box>
        </draw:frame>
        <draw:custom-shape draw:style-name="gr2" draw:text-style-name="P3" draw:layer="layout" svg:width="1cm" svg:height="1cm" svg:x="12.5cm" svg:y="9cm">
          <text:p text:style-name="P8">u/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draw:layer="layout" svg:width="1cm" svg:height="1cm" svg:x="15.5cm" svg:y="9cm">
          <text:p text:style-name="P9"><text:span text:style-name="T4">u</text:span><text:span text:style-name="T5">/</text:span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5:34:09.302833636</meta:creation-date>
    <dc:date>2020-12-31T01:26:41.427178687</dc:date>
    <meta:editing-duration>PT11M27S</meta:editing-duration>
    <meta:editing-cycles>3</meta:editing-cycles>
    <meta:generator>LibreOffice/6.4.7.2$Linux_X86_64 LibreOffice_project/40$Build-2</meta:generator>
    <meta:document-statistic meta:object-count="61"/>
  </office:meta>
</office:document-meta>
</file>